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4.798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1.3346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940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9083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ignator</text:p>
          </table:table-cell>
          <table:table-cell office:value-type="string">
            <text:p>Footprint</text:p>
          </table:table-cell>
          <table:table-cell office:value-type="string">
            <text:p>Quantity</text:p>
          </table:table-cell>
          <table:table-cell office:value-type="string">
            <text:p>Manufacturer Part</text:p>
          </table:table-cell>
          <table:table-cell office:value-type="string">
            <text:p>Manufacturer</text:p>
          </table:table-cell>
          <table:table-cell office:value-type="string">
            <text:p>Supplier</text:p>
          </table:table-cell>
          <table:table-cell office:value-type="string">
            <text:p>Supplier Part</text:p>
          </table:table-cell>
          <table:table-cell office:value-type="string">
            <text:p>Price</text:p>
          </table:table-cell>
          <table:table-cell office:value-type="string">
            <text:p>Capacitance</text:p>
          </table:table-cell>
          <table:table-cell office:value-type="string">
            <text:p>Resistance (Ohm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DR-TH_2P-P2.54-H-M-W10.4</text:p>
          </table:table-cell>
          <table:table-cell office:value-type="string">
            <text:p>PIN5_SW</text:p>
          </table:table-cell>
          <table:table-cell office:value-type="string">
            <text:p>HDR-TH_2P-P2.54-H-M-W10.4</text:p>
          </table:table-cell>
          <table:table-cell office:value-type="float" office:value="1">
            <text:p>1</text:p>
          </table:table-cell>
          <table:table-cell office:value-type="string">
            <text:p>PZ254R-11-02P</text:p>
          </table:table-cell>
          <table:table-cell office:value-type="string">
            <text:p>XFCN</text:p>
          </table:table-cell>
          <table:table-cell office:value-type="string">
            <text:p>LCSC</text:p>
          </table:table-cell>
          <table:table-cell office:value-type="string">
            <text:p>C492410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0805</text:p>
          </table:table-cell>
          <table:table-cell office:value-type="string">
            <text:p>C2,C3,C4</text:p>
          </table:table-cell>
          <table:table-cell office:value-type="string">
            <text:p>C0805</text:p>
          </table:table-cell>
          <table:table-cell office:value-type="float" office:value="3">
            <text:p>3</text:p>
          </table:table-cell>
          <table:table-cell office:value-type="string">
            <text:p>CL21B104KCFNNNE</text:p>
          </table:table-cell>
          <table:table-cell office:value-type="string">
            <text:p>SAMSUNG</text:p>
          </table:table-cell>
          <table:table-cell office:value-type="string">
            <text:p>LCSC</text:p>
          </table:table-cell>
          <table:table-cell office:value-type="string">
            <text:p>C28233</text:p>
          </table:table-cell>
          <table:table-cell office:value-type="float" office:value="0.008">
            <text:p>0.008</text:p>
          </table:table-cell>
          <table:table-cell office:value-type="string">
            <text:p>100n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N-TH_M5082RK-04P</text:p>
          </table:table-cell>
          <table:table-cell office:value-type="string">
            <text:p>U3</text:p>
          </table:table-cell>
          <table:table-cell office:value-type="string">
            <text:p>CONN-TH_M5082RK-04P</text:p>
          </table:table-cell>
          <table:table-cell office:value-type="float" office:value="1">
            <text:p>1</text:p>
          </table:table-cell>
          <table:table-cell office:value-type="string">
            <text:p>M5082RK-04P</text:p>
          </table:table-cell>
          <table:table-cell office:value-type="string">
            <text:p>XFCN</text:p>
          </table:table-cell>
          <table:table-cell office:value-type="string">
            <text:p>LCSC</text:p>
          </table:table-cell>
          <table:table-cell office:value-type="string">
            <text:p>C492552</text:p>
          </table:table-cell>
          <table:table-cell office:value-type="float" office:value="0.315">
            <text:p>0.31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0603</text:p>
          </table:table-cell>
          <table:table-cell office:value-type="string">
            <text:p>R1,R3,R4,R5,R6,R7,R8,R2,R31,R32,R33,R34,R35,R36,R37,R38</text:p>
          </table:table-cell>
          <table:table-cell office:value-type="string">
            <text:p>R0603</text:p>
          </table:table-cell>
          <table:table-cell office:value-type="float" office:value="16">
            <text:p>16</text:p>
          </table:table-cell>
          <table:table-cell office:value-type="string">
            <text:p>0603WAF1000T5E</text:p>
          </table:table-cell>
          <table:table-cell office:value-type="string">
            <text:p>UniOhm</text:p>
          </table:table-cell>
          <table:table-cell office:value-type="string">
            <text:p>LCSC</text:p>
          </table:table-cell>
          <table:table-cell office:value-type="string">
            <text:p>C22775</text:p>
          </table:table-cell>
          <table:table-cell office:value-type="float" office:value="0.001">
            <text:p>0.001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OIT-ESP32-DEVKIT-V1</text:p>
          </table:table-cell>
          <table:table-cell office:value-type="string">
            <text:p>ESP32_DEVKITV1</text:p>
          </table:table-cell>
          <table:table-cell office:value-type="string">
            <text:p>DOIT-ESP32-DEVKIT-V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P-20_L26.8-W6.4-P2.54-LS7.6-BL</text:p>
          </table:table-cell>
          <table:table-cell office:value-type="string">
            <text:p>U7,U8</text:p>
          </table:table-cell>
          <table:table-cell office:value-type="string">
            <text:p>DIP-20_L26.8-W6.4-P2.54-LS7.6-BL</text:p>
          </table:table-cell>
          <table:table-cell office:value-type="float" office:value="2">
            <text:p>2</text:p>
          </table:table-cell>
          <table:table-cell office:value-type="string">
            <text:p>SN74HCT245N</text:p>
          </table:table-cell>
          <table:table-cell office:value-type="string">
            <text:p>Texas Instruments</text:p>
          </table:table-cell>
          <table:table-cell office:value-type="string">
            <text:p>LCSC</text:p>
          </table:table-cell>
          <table:table-cell office:value-type="string">
            <text:p>C133640</text:p>
          </table:table-cell>
          <table:table-cell office:value-type="float" office:value="0.964">
            <text:p>0.96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N-TH_B8B-PH-K-S-LF-SN</text:p>
          </table:table-cell>
          <table:table-cell office:value-type="string">
            <text:p>3X8,ATX24P</text:p>
          </table:table-cell>
          <table:table-cell office:value-type="string">
            <text:p>CONN-TH_B8B-PH-K-S-LF-SN</text:p>
          </table:table-cell>
          <table:table-cell office:value-type="float" office:value="2">
            <text:p>2</text:p>
          </table:table-cell>
          <table:table-cell office:value-type="string">
            <text:p>B8B-PH-K-S-(LF)(SN)</text:p>
          </table:table-cell>
          <table:table-cell office:value-type="string">
            <text:p>JST Sales America</text:p>
          </table:table-cell>
          <table:table-cell office:value-type="string">
            <text:p>LCSC</text:p>
          </table:table-cell>
          <table:table-cell office:value-type="string">
            <text:p>C157974</text:p>
          </table:table-cell>
          <table:table-cell office:value-type="float" office:value="0.076">
            <text:p>0.07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N-TH_MH254R-11-04N2-1276</text:p>
          </table:table-cell>
          <table:table-cell office:value-type="string">
            <text:p>PIN32,PIN33,PIN12,PIN13</text:p>
          </table:table-cell>
          <table:table-cell office:value-type="string">
            <text:p>CONN-TH_MH254R-11-04N2-1276</text:p>
          </table:table-cell>
          <table:table-cell office:value-type="float" office:value="4">
            <text:p>4</text:p>
          </table:table-cell>
          <table:table-cell office:value-type="string">
            <text:p>MH254R-11-04N2-1276</text:p>
          </table:table-cell>
          <table:table-cell office:value-type="string">
            <text:p>XFCN</text:p>
          </table:table-cell>
          <table:table-cell office:value-type="string">
            <text:p>LCSC</text:p>
          </table:table-cell>
          <table:table-cell office:value-type="string">
            <text:p>C520097</text:p>
          </table:table-cell>
          <table:table-cell office:value-type="float" office:value="0.16">
            <text:p>0.1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P-SMD_L3.5-W2.8</text:p>
          </table:table-cell>
          <table:table-cell office:value-type="string">
            <text:p>-C5+</text:p>
          </table:table-cell>
          <table:table-cell office:value-type="string">
            <text:p>CAP-SMD_L3.5-W2.8</text:p>
          </table:table-cell>
          <table:table-cell office:value-type="float" office:value="1">
            <text:p>1</text:p>
          </table:table-cell>
          <table:table-cell office:value-type="string">
            <text:p>TAJB107K006RNJ</text:p>
          </table:table-cell>
          <table:table-cell office:value-type="string">
            <text:p>AVX</text:p>
          </table:table-cell>
          <table:table-cell office:value-type="string">
            <text:p>LCSC</text:p>
          </table:table-cell>
          <table:table-cell office:value-type="string">
            <text:p>C16133</text:p>
          </table:table-cell>
          <table:table-cell office:value-type="float" office:value="0.149">
            <text:p>0.149</text:p>
          </table:table-cell>
          <table:table-cell office:value-type="string">
            <text:p>100uF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P-SMD_L3.2-W1.6-RD-C7171</text:p>
          </table:table-cell>
          <table:table-cell office:value-type="string">
            <text:p>+C6-</text:p>
          </table:table-cell>
          <table:table-cell office:value-type="string">
            <text:p>CAP-SMD_L3.2-W1.6-RD-C7171</text:p>
          </table:table-cell>
          <table:table-cell office:value-type="float" office:value="1">
            <text:p>1</text:p>
          </table:table-cell>
          <table:table-cell office:value-type="string">
            <text:p>TAJA106K016RNJ</text:p>
          </table:table-cell>
          <table:table-cell office:value-type="string">
            <text:p>AVX</text:p>
          </table:table-cell>
          <table:table-cell office:value-type="string">
            <text:p>LCSC</text:p>
          </table:table-cell>
          <table:table-cell office:value-type="string">
            <text:p>C7171</text:p>
          </table:table-cell>
          <table:table-cell office:value-type="float" office:value="0.099">
            <text:p>0.099</text:p>
          </table:table-cell>
          <table:table-cell office:value-type="string">
            <text:p>10uF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0603</text:p>
          </table:table-cell>
          <table:table-cell office:value-type="string">
            <text:p>R19,R20,R21,R22,R23,R24,R25,R26,R27,R28,R29,R30,R39,R40,R41,R42</text:p>
          </table:table-cell>
          <table:table-cell office:value-type="string">
            <text:p>R0603</text:p>
          </table:table-cell>
          <table:table-cell office:value-type="float" office:value="16">
            <text:p>16</text:p>
          </table:table-cell>
          <table:table-cell office:value-type="string">
            <text:p>0603WAF3000T5E</text:p>
          </table:table-cell>
          <table:table-cell office:value-type="string">
            <text:p>UniOhm</text:p>
          </table:table-cell>
          <table:table-cell office:value-type="string">
            <text:p>LCSC</text:p>
          </table:table-cell>
          <table:table-cell office:value-type="string">
            <text:p>C23025</text:p>
          </table:table-cell>
          <table:table-cell office:value-type="float" office:value="0.001">
            <text:p>0.001</text:p>
          </table:table-cell>
          <table:table-cell/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N-TH_B6B-PH-K-S</text:p>
          </table:table-cell>
          <table:table-cell office:value-type="string">
            <text:p>PCIE2X8</text:p>
          </table:table-cell>
          <table:table-cell office:value-type="string">
            <text:p>CONN-TH_B6B-PH-K-S</text:p>
          </table:table-cell>
          <table:table-cell office:value-type="float" office:value="1">
            <text:p>1</text:p>
          </table:table-cell>
          <table:table-cell office:value-type="string">
            <text:p>B6B-PH-K-S(LF)(SN)</text:p>
          </table:table-cell>
          <table:table-cell office:value-type="string">
            <text:p>JST</text:p>
          </table:table-cell>
          <table:table-cell office:value-type="string">
            <text:p>LCSC</text:p>
          </table:table-cell>
          <table:table-cell office:value-type="string">
            <text:p>C131342</text:p>
          </table:table-cell>
          <table:table-cell office:value-type="float" office:value="0.05">
            <text:p>0.0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7">09/27/2023</text:date>, <text:time>01:0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2" meta:object-count="0"/>
    <meta:generator>OpenOffice/4.1.10$Win32 OpenOffice.org_project/4110m2$Build-9807</meta:generator>
  </office:meta>
</office:document-meta>
</file>